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.Cop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isIgnoreUninitializedFrom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isInsertMissingTo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isIgnoreMissingFro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isKeepSrc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